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4acf8" officeooo:paragraph-rsid="0004acf8"/>
    </style:style>
    <style:style style:name="P2" style:family="paragraph" style:parent-style-name="Standard">
      <style:text-properties fo:color="#000000" officeooo:rsid="0004acf8" officeooo:paragraph-rsid="00063a00"/>
    </style:style>
    <style:style style:name="P3" style:family="paragraph" style:parent-style-name="Standard">
      <style:text-properties fo:color="#000000" officeooo:rsid="0004acf8" officeooo:paragraph-rsid="0007002b"/>
    </style:style>
    <style:style style:name="P4" style:family="paragraph" style:parent-style-name="Standard">
      <style:text-properties fo:color="#000000" officeooo:rsid="0004d847" officeooo:paragraph-rsid="00063a00"/>
    </style:style>
    <style:style style:name="P5" style:family="paragraph" style:parent-style-name="Standard">
      <style:text-properties fo:color="#000000" officeooo:rsid="0004d847" officeooo:paragraph-rsid="0007002b"/>
    </style:style>
    <style:style style:name="P6" style:family="paragraph" style:parent-style-name="Standard">
      <style:text-properties fo:color="#000000" officeooo:rsid="0007002b" officeooo:paragraph-rsid="0007002b"/>
    </style:style>
    <style:style style:name="P7" style:family="paragraph" style:parent-style-name="Standard">
      <style:text-properties fo:color="#000000" officeooo:rsid="000aaea8" officeooo:paragraph-rsid="000aaea8"/>
    </style:style>
    <style:style style:name="P8" style:family="paragraph" style:parent-style-name="Heading_20_1">
      <style:text-properties fo:color="#000000"/>
    </style:style>
    <style:style style:name="P9" style:family="paragraph" style:parent-style-name="Heading_20_3">
      <style:text-properties fo:color="#000000"/>
    </style:style>
    <style:style style:name="P10" style:family="paragraph" style:parent-style-name="Heading_20_2">
      <style:text-properties fo:color="#000000"/>
    </style:style>
    <style:style style:name="P11" style:family="paragraph" style:parent-style-name="Heading_20_4">
      <style:text-properties fo:color="#000000"/>
    </style:style>
    <style:style style:name="T1" style:family="text">
      <style:text-properties officeooo:rsid="0007002b"/>
    </style:style>
    <style:style style:name="T2" style:family="text">
      <style:text-properties officeooo:rsid="000835d0"/>
    </style:style>
    <style:style style:name="T3" style:family="text">
      <style:text-properties officeooo:rsid="000aa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Use Cases for Honors Application</text:h>
      <text:p text:style-name="P1"/>
      <text:h text:style-name="P10" text:outline-level="2">App Use Case<text:span text:style-name="T1">s</text:span></text:h>
      <text:h text:style-name="P9" text:outline-level="3">Users:</text:h>
      <text:p text:style-name="P1">Student – <text:span text:style-name="T3">Olivia</text:span></text:p>
      <text:p text:style-name="P1"/>
      <text:h text:style-name="P11" text:outline-level="4">Cases:</text:h>
      <text:p text:style-name="P1">View Catalogue for Year</text:p>
      <text:p text:style-name="P2">View Progress/Audit Progress</text:p>
      <text:p text:style-name="P4">Check in at event</text:p>
      <text:p text:style-name="P6">View <text:span text:style-name="T2">Honors College Twitter/Facebook/Public RSS Feeds/Website/Word Press/Upcoming Events</text:span></text:p>
      <text:p text:style-name="P1"/>
      <text:h text:style-name="P10" text:outline-level="2">Admin Use Case<text:span text:style-name="T1">s</text:span></text:h>
      <text:h text:style-name="P11" text:outline-level="4">Users:</text:h>
      <text:p text:style-name="P2">Honors College Employee – <text:span text:style-name="T3">Carlos</text:span></text:p>
      <text:p text:style-name="P7">Honors College Fellow – Matt </text:p>
      <text:p text:style-name="P2"/>
      <text:h text:style-name="P11" text:outline-level="4">Cases:</text:h>
      <text:p text:style-name="P1">Add New Catalogue</text:p>
      <text:p text:style-name="P3">Update Catalogue</text:p>
      <text:p text:style-name="P5">Create check-in eve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49:30.553131000</meta:creation-date>
    <meta:generator>LibreOffice/4.2.8.2$MacOSX_x86 LibreOffice_project/48d50dbfc06349262c9d50868e5c1f630a573ebd</meta:generator>
    <dc:date>2015-02-17T11:02:35.443120000</dc:date>
    <meta:editing-duration>PT22M31S</meta:editing-duration>
    <meta:editing-cycles>9</meta:editing-cycles>
    <meta:document-statistic meta:table-count="0" meta:image-count="0" meta:object-count="0" meta:page-count="1" meta:paragraph-count="17" meta:word-count="52" meta:character-count="372" meta:non-whitespace-character-count="333"/>
  </office:meta>
</office:document-meta>
</file>